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2pt" officeooo:rsid="00125d37" officeooo:paragraph-rsid="00125d3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25d37" officeooo:paragraph-rsid="00125d37" style:font-size-asian="12pt" style:font-size-complex="12pt"/>
    </style:style>
    <style:style style:name="P3" style:family="paragraph" style:parent-style-name="Standard">
      <style:text-properties fo:font-size="12pt" officeooo:paragraph-rsid="00125d3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25d3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25d3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25d37" officeooo:paragraph-rsid="00125d3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5d37" officeooo:paragraph-rsid="00125d3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officeooo:rsid="00125d37" officeooo:paragraph-rsid="00125d37" style:font-size-asian="12pt" style:font-size-complex="12pt"/>
    </style:style>
    <style:style style:name="T1" style:family="text">
      <style:text-properties officeooo:rsid="00125d37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9.5pt"/>
    </style:style>
    <style:style style:name="T4" style:family="text">
      <style:text-properties style:font-name="sans-serif" fo:font-size="10.5pt"/>
    </style:style>
    <style:style style:name="T5" style:family="text">
      <style:text-properties style:font-name="sans-serif" fo:font-size="10.5pt" fo:font-weight="bold" style:font-weight-asian="bold" style:font-weight-complex="bold"/>
    </style:style>
    <style:style style:name="T6" style:family="text">
      <style:text-properties style:font-name="sans-serif" fo:font-size="9.75pt"/>
    </style:style>
    <style:style style:name="T7" style:family="text">
      <style:text-properties style:font-name="sans-serif" fo:font-size="9.75pt" fo:font-weight="bold" style:font-weight-asian="bold" style:font-weight-complex="bold"/>
    </style:style>
    <style:style style:name="T8" style:family="text">
      <style:text-properties style:font-name="sans-serif" fo:font-size="9pt"/>
    </style:style>
    <style:style style:name="T9" style:family="text">
      <style:text-properties style:font-name="sans-serif" fo:font-size="12pt"/>
    </style:style>
    <style:style style:name="T10" style:family="text">
      <style:text-properties style:font-name="sans-serif" fo:font-size="12pt" fo:font-weight="bold" style:font-weight-asian="bold" style:font-weight-complex="bold"/>
    </style:style>
    <style:style style:name="T11" style:family="text">
      <style:text-properties style:font-name="sans-serif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 fo:font-size="12pt" officeooo:rsid="00125d37" style:font-size-asian="12pt" style:font-size-complex="12pt"/>
    </style:style>
    <style:style style:name="T14" style:family="text">
      <style:text-properties style:font-name="Liberation Serif" officeooo:rsid="00125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Introduccion a los lenguajes de marcas </text:p>
      <text:p text:style-name="P1"/>
      <text:p text:style-name="P1"><text:bookmark text:name="page16R_mcid1"/><text:span text:style-name="T2">CODIFICACIÓN DE LA INFORMACIÓN</text:span> </text:p>
      <text:p text:style-name="P1"/>
      <text:p text:style-name="P1">-Los pc usan binario</text:p>
      <text:p text:style-name="P1">-Codificamos la informacion para q los pc la puedan procesar</text:p>
      <text:p text:style-name="P1">-Todos los datos del PC son binarios pero a nivel formal se considera binario lo que no es texto</text:p>
      <text:p text:style-name="P1">-Nombre.extension</text:p>
      <text:p text:style-name="P1"/>
      <text:p text:style-name="P1">Tipos de archivos:</text:p>
      <text:p text:style-name="P1"/>
      <text:p text:style-name="P1">Planos<text:tab/><text:tab/><text:tab/><text:tab/><text:tab/><text:tab/><text:tab/><text:tab/><text:tab/></text:p>
      <text:p text:style-name="P1"/>
      <text:p text:style-name="P1">Ficheros de texto<text:tab/><text:tab/><text:tab/><text:tab/><text:tab/></text:p>
      <text:p text:style-name="P1">ASCII,UNICODE</text:p>
      <text:p text:style-name="P1"/>
      <text:p text:style-name="P1">Configuracion.ini .inf </text:p>
      <text:p text:style-name="P1">Codigo fuente:.sql .c .java</text:p>
      <text:p text:style-name="P1">Pagina web: .html .php .xml</text:p>
      <text:p text:style-name="P1">Enriquecidos:.tex</text:p>
      <text:p text:style-name="P1"/>
      <text:p text:style-name="P1"><text:bookmark text:name="page18R_mcid46"/><text:span text:style-name="T2">Binarios.</text:span></text:p>
      <text:p text:style-name="P1"><text:bookmark text:name="page18R_mcid47"/><text:bookmark text:name="page18R_mcid48"/><text:line-break/>•<text:bookmark text:name="page18R_mcid49"/> <text:span text:style-name="T2">No son de texto.</text:span><text:bookmark text:name="page18R_mcid50"/><text:line-break/>•<text:bookmark text:name="page18R_mcid51"/> <text:span text:style-name="T2">Necesitan un formato para</text:span><text:bookmark text:name="page18R_mcid52"/> <text:span text:style-name="T2">interpretarse.</text:span><text:bookmark text:name="page18R_mcid53"/><text:line-break/>•<text:bookmark text:name="page18R_mcid54"/> <text:span text:style-name="T2">Imagen:</text:span><text:bookmark text:name="page18R_mcid55"/> <text:span text:style-name="T2">jpg</text:span><text:bookmark text:name="page18R_mcid56"/> <text:span text:style-name="T2">.</text:span><text:bookmark text:name="page18R_mcid57"/><text:span text:style-name="T2">gif</text:span><text:bookmark text:name="page18R_mcid58"/> <text:span text:style-name="T2">.</text:span><text:bookmark text:name="page18R_mcid59"/><text:span text:style-name="T2">bmp</text:span><text:bookmark text:name="page18R_mcid60"/><text:line-break/>•<text:bookmark text:name="page18R_mcid61"/> <text:span text:style-name="T2">Vídeo: .</text:span><text:bookmark text:name="page18R_mcid62"/><text:span text:style-name="T2">mpg</text:span><text:bookmark text:name="page18R_mcid63"/> <text:span text:style-name="T2">.</text:span><text:bookmark text:name="page18R_mcid64"/><text:span text:style-name="T2">mov</text:span><text:bookmark text:name="page18R_mcid65"/> <text:span text:style-name="T2">.</text:span><text:bookmark text:name="page18R_mcid66"/><text:span text:style-name="T2">avi</text:span><text:bookmark text:name="page18R_mcid67"/><text:line-break/>•<text:bookmark text:name="page18R_mcid68"/> <text:span text:style-name="T2">Comprimidos: .</text:span><text:bookmark text:name="page18R_mcid69"/><text:span text:style-name="T2">zip</text:span><text:bookmark text:name="page18R_mcid70"/> <text:span text:style-name="T2">.</text:span><text:bookmark text:name="page18R_mcid71"/><text:span text:style-name="T2">gz</text:span><text:bookmark text:name="page18R_mcid72"/> <text:span text:style-name="T2">.</text:span><text:bookmark text:name="page18R_mcid73"/><text:span text:style-name="T2">rar</text:span><text:bookmark text:name="page18R_mcid74"/> <text:span text:style-name="T2">.</text:span><text:bookmark text:name="page18R_mcid75"/><text:span text:style-name="T2">tar</text:span><text:bookmark text:name="page18R_mcid76"/><text:line-break/>•<text:bookmark text:name="page18R_mcid77"/> <text:span text:style-name="T2">Ejectubles</text:span><text:bookmark text:name="page18R_mcid78"/><text:span text:style-name="T2">: .</text:span><text:bookmark text:name="page18R_mcid79"/><text:span text:style-name="T2">exe</text:span><text:bookmark text:name="page18R_mcid80"/> <text:span text:style-name="T2">.</text:span><text:bookmark text:name="page18R_mcid81"/><text:span text:style-name="T2">com</text:span><text:bookmark text:name="page18R_mcid82"/> <text:span text:style-name="T2">.</text:span><text:bookmark text:name="page18R_mcid83"/><text:span text:style-name="T2">cgi</text:span><text:bookmark text:name="page18R_mcid84"/><text:line-break/>•<text:bookmark text:name="page18R_mcid85"/> <text:span text:style-name="T2">Procesadores de texto: .</text:span><text:bookmark text:name="page18R_mcid86"/><text:span text:style-name="T2">doc</text:span><text:bookmark text:name="page18R_mcid87"/> <text:span text:style-name="T2">.</text:span><text:bookmark text:name="page18R_mcid88"/><text:span text:style-name="T2">odt</text:span> </text:p>
      <text:p text:style-name="P1"/>
      <text:p text:style-name="P1"/>
      <text:p text:style-name="P1"><text:tab/><text:tab/><text:tab/><text:tab/><text:tab/><text:tab/><text:tab/><text:tab/><text:tab/><text:tab/><text:tab/><text:tab/></text:p>
      <text:p text:style-name="P2"><text:bookmark text:name="page22R_mcid2"/><text:span text:style-name="T11">¿Por qué los lenguajes de marcas?</text:span> </text:p>
      <text:p text:style-name="P1"/>
      <text:p text:style-name="P8"><text:bookmark text:name="page22R_mcid5"/>Antiguamente los ficheros planos solo transmitían texto .txt</text:p>
      <text:p text:style-name="P8"/>
      <text:p text:style-name="P8">Los binarios, que sí permitían formatos, requerían de<text:bookmark text:name="page22R_mcid14"/> software específico<text:bookmark text:name="page22R_mcid15"/> .exe</text:p>
      <text:p text:style-name="P8"/>
      <text:p text:style-name="P8"><text:bookmark text:name="page22R_mcid22"/>La<text:bookmark text:name="page22R_mcid23"/> solución<text:bookmark text:name="page22R_mcid24"/><text:bookmark text:name="page22R_mcid25"/> fue darle formato mediante<text:bookmark text:name="page22R_mcid26"/> etiquetas<text:bookmark text:name="page22R_mcid27"/> a los<text:bookmark text:name="page22R_mcid28"/> ficheros<text:bookmark text:name="page22R_mcid29"/> planos<text:bookmark text:name="page22R_mcid30"/> </text:p>
      <text:p text:style-name="P8"/>
      <text:p text:style-name="P8"><text:bookmark text:name="page22R_mcid36"/>Siguen siendo ficheros planos, pero poseen etiquetas que el ordenador puede entender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istoria</text:p>
      <text:p text:style-name="P8"/>
      <text:p text:style-name="P3"><text:span text:style-name="T14">1º <text:s/></text:span><text:bookmark text:name="page24R_mcid5"/><text:span text:style-name="T2">Procesadores</text:span><text:bookmark text:name="page24R_mcid6"/> <text:span text:style-name="T2">de texto</text:span> </text:p>
      <text:p text:style-name="P3"/>
      <text:p text:style-name="P3"><text:span text:style-name="T1">2º </text:span><text:bookmark text:name="page24R_mcid12"/><text:span text:style-name="T2">Marking</text:span><text:bookmark text:name="page24R_mcid13"/> <text:span text:style-name="T2">up</text:span><text:bookmark text:name="page24R_mcid14"/><text:span text:style-name="T2">. Anotaciones que se hacían a los documentos</text:span> <text:span text:style-name="T1">han dado lugar a los lenguajes de marcas</text:span></text:p>
      <text:p text:style-name="P3"/>
      <text:p text:style-name="P3"><text:span text:style-name="T1">3º </text:span><text:bookmark text:name="page24R_mcid18"/><text:span text:style-name="T2">Charles</text:span><text:bookmark text:name="page24R_mcid19"/> <text:span text:style-name="T2">Goldfarb</text:span><text:bookmark text:name="page24R_mcid20"/><text:span text:style-name="T2">. Padre de los lenguajes de marca</text:span> </text:p>
      <text:p text:style-name="P3"/>
      <text:p text:style-name="P3"><text:span text:style-name="T1">4º </text:span><text:bookmark text:name="page24R_mcid25"/><text:span text:style-name="T2">TeX</text:span><text:bookmark text:name="page24R_mcid26"/> <text:span text:style-name="T2">y</text:span><text:bookmark text:name="page24R_mcid27"/> <text:span text:style-name="T2">LaTex</text:span><text:bookmark text:name="page24R_mcid28"/><text:span text:style-name="T2">. En los 70 Donald</text:span><text:bookmark text:name="page24R_mcid29"/> <text:span text:style-name="T2">Knuth</text:span><text:bookmark text:name="page24R_mcid30"/> <text:span text:style-name="T2">crea</text:span><text:bookmark text:name="page24R_mcid31"/> <text:span text:style-name="T2">TeX</text:span> </text:p>
      <text:p text:style-name="P3"/>
      <text:p text:style-name="P3"><text:span text:style-name="T1">5º </text:span><text:bookmark text:name="page24R_mcid41"/><text:span text:style-name="T2">RTF</text:span><text:bookmark text:name="page24R_mcid42"/> <text:span text:style-name="T2">acrónimo de</text:span><text:bookmark text:name="page24R_mcid43"/> <text:span text:style-name="T2">Rich</text:span><text:bookmark text:name="page24R_mcid44"/> <text:span text:style-name="T2">Text</text:span><text:bookmark text:name="page24R_mcid45"/> <text:span text:style-name="T2">Format</text:span><text:bookmark text:name="page24R_mcid46"/> </text:p>
      <text:p text:style-name="P3"/>
      <text:p text:style-name="P3"><text:span text:style-name="T1">6º</text:span><text:bookmark text:name="page24R_mcid51"/><text:span text:style-name="T2">SGML</text:span><text:bookmark text:name="page24R_mcid52"/><text:span text:style-name="T2">. Versión de GML</text:span> <text:span text:style-name="T1">Padre del </text:span><text:span text:style-name="T2">XML</text:span><text:bookmark text:name="page24R_mcid54"/> <text:span text:style-name="T2">y base</text:span><text:bookmark text:name="page24R_mcid55"/> <text:span text:style-name="T2">del HTML</text:span> </text:p>
      <text:p text:style-name="P3"/>
      <text:p text:style-name="P3"><text:span text:style-name="T1">7º </text:span><text:bookmark text:name="page24R_mcid57"/><text:span text:style-name="T2">PostScript</text:span> </text:p>
      <text:p text:style-name="P3"/>
      <text:p text:style-name="P3"><text:span text:style-name="T1">8º </text:span><text:bookmark text:name="page24R_mcid62"/><text:span text:style-name="T2">HTML</text:span><text:bookmark text:name="page24R_mcid63"/><text:span text:style-name="T2">. Tim</text:span><text:bookmark text:name="page24R_mcid64"/> <text:span text:style-name="T2">Bernes</text:span><text:bookmark text:name="page24R_mcid65"/> <text:span text:style-name="T2">Lee</text:span> </text:p>
      <text:p text:style-name="P3"/>
      <text:p text:style-name="P3"><text:span text:style-name="T1">9º </text:span><text:bookmark text:name="page24R_mcid69"/><text:span text:style-name="T2">XML</text:span> <text:span text:style-name="T1">mas sencillo de sgml mas potente que html </text:span></text:p>
      <text:p text:style-name="P3"/>
      <text:p text:style-name="P3"/>
      <text:p text:style-name="P4"><text:bookmark text:name="page26R_mcid2"/><text:span text:style-name="T11">Tipos de Lenguajes de marcas:</text:span> </text:p>
      <text:p text:style-name="P4"/>
      <text:p text:style-name="P5"/>
      <text:p text:style-name="P3"><text:bookmark text:name="page26R_mcid5"/><text:span text:style-name="T2">Orientados</text:span><text:bookmark text:name="page26R_mcid6"/> <text:span text:style-name="T2">a la presentación</text:span><text:bookmark text:name="page26R_mcid7"/><text:span text:style-name="T2">. Al texto se añaden marcas</text:span><text:bookmark text:name="page26R_mcid8"/> <text:span text:style-name="T2">que indican</text:span><text:bookmark text:name="page26R_mcid9"/><text:line-break/><text:span text:style-name="T2">cómo presentarlo.</text:span><text:bookmark text:name="page26R_mcid10"/> <text:span text:style-name="T2">Procesadores de Texto y HTML.</text:span> </text:p>
      <text:p text:style-name="P3"/>
      <text:p text:style-name="P3"><text:bookmark text:name="page26R_mcid12"/><text:span text:style-name="T2">Orientados</text:span><text:bookmark text:name="page26R_mcid13"/> <text:span text:style-name="T2">a la descripción.</text:span><text:bookmark text:name="page26R_mcid14"/> <text:span text:style-name="T2">Las marcas dan significado al</text:span><text:bookmark text:name="page26R_mcid15"/> <text:span text:style-name="T2">texto pero</text:span><text:bookmark text:name="page26R_mcid16"/><text:line-break/><text:span text:style-name="T2">no indican como presentarlo. Ej.</text:span><text:bookmark text:name="page26R_mcid17"/><text:span text:style-name="T2">-</text:span><text:bookmark text:name="page26R_mcid18"/> <text:span text:style-name="T2">Indican si el texto es</text:span><text:bookmark text:name="page26R_mcid19"/> <text:span text:style-name="T2">un nombre</text:span><text:bookmark text:name="page26R_mcid20"/> <text:span text:style-name="T2">, una</text:span><text:bookmark text:name="page26R_mcid21"/><text:line-break/><text:span text:style-name="T2">matrícula de coche. Ideal para almacenar</text:span><text:bookmark text:name="page26R_mcid22"/> <text:span text:style-name="T2">datos.</text:span><text:bookmark text:name="page26R_mcid23"/> <text:span text:style-name="T2">SGML</text:span><text:bookmark text:name="page26R_mcid24"/><text:span text:style-name="T2">, XML</text:span></text:p>
      <text:p text:style-name="P3"><text:bookmark text:name="page26R_mcid25"/><text:line-break/>•<text:bookmark text:name="page26R_mcid26"/> <text:span text:style-name="T2">Orientados</text:span><text:bookmark text:name="page26R_mcid27"/> <text:span text:style-name="T2">a procedimientos.</text:span><text:bookmark text:name="page26R_mcid28"/> <text:span text:style-name="T2">Las marcas se interpretan</text:span><text:bookmark text:name="page26R_mcid29"/> <text:span text:style-name="T2">como</text:span><text:bookmark text:name="page26R_mcid30"/><text:line-break/><text:span text:style-name="T2">órdenes. El</text:span><text:bookmark text:name="page26R_mcid31"/> <text:span text:style-name="T2">archivo contiene instrucciones a realizar con el</text:span><text:bookmark text:name="page26R_mcid32"/> <text:span text:style-name="T2">texto.</text:span><text:bookmark text:name="page26R_mcid33"/> <text:span text:style-name="T2">LaTex</text:span><text:bookmark text:name="page26R_mcid34"/><text:line-break/><text:span text:style-name="T2">o PostScript</text:span> </text:p>
      <text:p text:style-name="P3"/>
      <text:p text:style-name="P1">HTML JSON XML LaTex PostScript </text:p>
      <text:p text:style-name="P3"/>
      <text:p text:style-name="P4"><text:bookmark text:name="page28R_mcid2"/><text:span text:style-name="T11">Organizaciones Desarrolladoras de Lenguajes de Marcas:</text:span> </text:p>
      <text:p text:style-name="P3"/>
      <text:p text:style-name="P1">ISO <text:s text:c="5"/><text:tab/><text:tab/><text:tab/>1947</text:p>
      <text:p text:style-name="P1"/>
      <text:p text:style-name="P1">WORLD WIDE WEB CONSORTIUM W3C<text:tab/><text:tab/><text:tab/>199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pan text:style-name="T12">XML</text:span> </text:p>
      <text:p text:style-name="P1"/>
      <text:p text:style-name="P1"><text:bookmark text:name="page42R_mcid5"/><text:span text:style-name="T2">metalenguaje que permite definir lenguajes de marcas</text:span> </text:p>
      <text:p text:style-name="P1"><text:bookmark text:name="page42R_mcid8"/><text:span text:style-name="T2">se puede utilizar cualquier editor de texto</text:span> </text:p>
      <text:p text:style-name="P1"/>
      <text:p text:style-name="P2"><text:bookmark text:name="page42R_mcid16"/><text:span text:style-name="T2">Características</text:span><text:bookmark text:name="page42R_mcid17"/> <text:span text:style-name="T2">destacables:</text:span> </text:p>
      <text:p text:style-name="P1"/>
      <text:p text:style-name="P1"><text:bookmark text:name="page42R_mcid19"/><text:span text:style-name="T2">Proviene</text:span><text:bookmark text:name="page42R_mcid20"/> <text:span text:style-name="T2">de SGML y es compatible con él</text:span> </text:p>
      <text:p text:style-name="P1"><text:bookmark text:name="page42R_mcid22"/><text:span text:style-name="T2">Representa</text:span><text:bookmark text:name="page42R_mcid23"/> <text:span text:style-name="T2">datos de forma estructurada</text:span> </text:p>
      <text:p text:style-name="P1"><text:bookmark text:name="page42R_mcid28"/><text:span text:style-name="T2">Gramática</text:span><text:bookmark text:name="page42R_mcid29"/> <text:span text:style-name="T2">de</text:span><text:bookmark text:name="page42R_mcid30"/> <text:span text:style-name="T2">OBLIGADO CUMPLIMIENTO</text:span><text:bookmark text:name="page42R_mcid31"/><text:bookmark text:name="page42R_mcid32"/><text:span text:style-name="T2">.</text:span> </text:p>
      <text:p text:style-name="P1"/>
      <text:p text:style-name="P6">Usos</text:p>
      <text:p text:style-name="P6"/>
      <text:p text:style-name="P7"><text:bookmark text:name="page42R_mcid37"/><text:span text:style-name="T2">Contenido</text:span><text:bookmark text:name="page42R_mcid38"/> <text:span text:style-name="T2">web. Podría reemplazar a HTML (XML tiene una sintaxis rígida y HTML no).</text:span> </text:p>
      <text:p text:style-name="P7"><text:bookmark text:name="page42R_mcid40"/><text:span text:style-name="T2">Intercambio</text:span><text:bookmark text:name="page42R_mcid41"/> <text:span text:style-name="T2">de información entre aplicaciones.</text:span> </text:p>
      <text:p text:style-name="P7"><text:bookmark text:name="page42R_mcid43"/><text:span text:style-name="T2">Computación</text:span><text:bookmark text:name="page42R_mcid44"/> <text:span text:style-name="T2">distribuida. Intercambio de información a través de redes.</text:span> </text:p>
      <text:p text:style-name="P7"/>
      <text:p text:style-name="P6"><text:bookmark text:name="page44R_mcid4"/><text:span text:style-name="T11">Lenguajes</text:span><text:bookmark text:name="page44R_mcid5"/><text:bookmark text:name="page44R_mcid6"/><text:span text:style-name="T12"> </text:span><text:span text:style-name="T11">basados en XML:</text:span> </text:p>
      <text:p text:style-name="P7"/>
      <text:p text:style-name="P7"><text:bookmark text:name="page44R_mcid8"/><text:span text:style-name="T2">XHTML</text:span><text:bookmark text:name="page44R_mcid9"/><text:span text:style-name="T2">. Adaptación de HTML a las normas de XML.</text:span> </text:p>
      <text:p text:style-name="P7"/>
      <text:p text:style-name="P7">RDF Sirve para desarrollar documentos que describan recursos</text:p>
      <text:p text:style-name="P7"/>
      <text:p text:style-name="P7">RSS </text:p>
      <text:p text:style-name="P7"/>
      <text:p text:style-name="P7">SMIL</text:p>
      <text:p text:style-name="P7"/>
      <text:p text:style-name="P7">SVG</text:p>
      <text:p text:style-name="P7"/>
      <text:p text:style-name="P7">MATHML</text:p>
      <text:p text:style-name="P7"/>
      <text:p text:style-name="P7">VOICEXML</text:p>
      <text:p text:style-name="P7"/>
      <text:p text:style-name="P6"/>
      <text:p text:style-name="P6"><text:bookmark text:name="page46R_mcid4"/><text:span text:style-name="T2">Otras tecnologías relacionadas que utilizan XML:</text:span> </text:p>
      <text:p text:style-name="P6"/>
      <text:p text:style-name="P1"><text:bookmark text:name="page46R_mcid6"/>•<text:bookmark text:name="page46R_mcid7"/> <text:span text:style-name="T2">DTD</text:span><text:bookmark text:name="page46R_mcid8"/><text:span text:style-name="T2">. Nos permite componer nuestras propias estructuras y nombres de elementos para</text:span><text:bookmark text:name="page46R_mcid9"/> <text:span text:style-name="T2">nuestros</text:span><text:bookmark text:name="page46R_mcid10"/><text:line-break/><text:span text:style-name="T2">documentos</text:span><text:bookmark text:name="page46R_mcid11"/><text:span text:style-name="T2">.</text:span><text:bookmark text:name="page46R_mcid12"/><text:line-break/>•<text:bookmark text:name="page46R_mcid13"/> <text:span text:style-name="T2">XML</text:span><text:bookmark text:name="page46R_mcid14"/> <text:span text:style-name="T2">Schema</text:span><text:bookmark text:name="page46R_mcid15"/><text:span text:style-name="T2">. Misma función que DTD pero es un lenguaje en XML.</text:span><text:bookmark text:name="page46R_mcid16"/><text:line-break/>•<text:bookmark text:name="page46R_mcid17"/> <text:span text:style-name="T2">Namespacing</text:span><text:bookmark text:name="page46R_mcid18"/><text:span text:style-name="T2">, espacios de nombres. Nos permite crear documentos más consistentes mediante</text:span><text:bookmark text:name="page46R_mcid19"/><text:line-break/><text:span text:style-name="T2">el uso</text:span><text:bookmark text:name="page46R_mcid20"/> <text:span text:style-name="T2">de múltiples vocabularios en un mismo documento.</text:span><text:bookmark text:name="page46R_mcid21"/><text:line-break/>•<text:bookmark text:name="page46R_mcid22"/> <text:span text:style-name="T2">XPath</text:span><text:bookmark text:name="page46R_mcid23"/><text:span text:style-name="T2">. Lenguaje de consulta que permite seleccionar o acceder a partes de un documento XML.</text:span><text:bookmark text:name="page46R_mcid24"/><text:line-break/>•<text:bookmark text:name="page46R_mcid25"/> <text:span text:style-name="T2">CSS</text:span><text:bookmark text:name="page46R_mcid26"/><text:span text:style-name="T2">. (</text:span><text:bookmark text:name="page46R_mcid27"/><text:span text:style-name="T2">Cascading</text:span><text:bookmark text:name="page46R_mcid28"/> <text:span text:style-name="T2">Style</text:span><text:bookmark text:name="page46R_mcid29"/> <text:span text:style-name="T2">Sheets</text:span><text:bookmark text:name="page46R_mcid30"/><text:span text:style-name="T2">) Permiten dar formato al documento.</text:span><text:bookmark text:name="page46R_mcid31"/><text:line-break/>•<text:bookmark text:name="page46R_mcid32"/> <text:span text:style-name="T2">XSL</text:span><text:bookmark text:name="page46R_mcid33"/><text:span text:style-name="T2">. (extensible Style</text:span><text:bookmark text:name="page46R_mcid34"/> <text:span text:style-name="T2">Sheet</text:span><text:bookmark text:name="page46R_mcid35"/> <text:span text:style-name="T2">Language</text:span><text:bookmark text:name="page46R_mcid36"/><text:span text:style-name="T2">) Como CSS con más posibilidades.</text:span><text:bookmark text:name="page46R_mcid37"/><text:line-break/>•<text:bookmark text:name="page46R_mcid38"/> <text:span text:style-name="T2">XSLT</text:span><text:bookmark text:name="page46R_mcid39"/><text:span text:style-name="T2">. Para transformar nuestros documentos de un tipo a otro.</text:span><text:bookmark text:name="page46R_mcid40"/><text:line-break/>•<text:bookmark text:name="page46R_mcid41"/> <text:span text:style-name="T2">XQuery</text:span><text:bookmark text:name="page46R_mcid42"/><text:span text:style-name="T2">. Permite consultar datos de los documentos XML.</text:span><text:bookmark text:name="page46R_mcid43"/><text:line-break/><text:soft-page-break/>•<text:bookmark text:name="page46R_mcid44"/> <text:span text:style-name="T2">DOM</text:span><text:bookmark text:name="page46R_mcid45"/><text:span text:style-name="T2">.</text:span><text:bookmark text:name="page46R_mcid46"/> <text:span text:style-name="T2">Document</text:span><text:bookmark text:name="page46R_mcid47"/> <text:span text:style-name="T2">Object</text:span><text:bookmark text:name="page46R_mcid48"/> <text:span text:style-name="T2">Model</text:span><text:bookmark text:name="page46R_mcid49"/><text:span text:style-name="T2">, permite acceder a la estructura jerárquica del</text:span><text:bookmark text:name="page46R_mcid50"/> <text:span text:style-name="T2">documento</text:span><text:bookmark text:name="page46R_mcid51"/><text:line-break/><text:span text:style-name="T2">normalmente</text:span><text:bookmark text:name="page46R_mcid52"/> <text:span text:style-name="T2">para utilizarla dentro de un lenguaje de programación</text:span><text:bookmark text:name="page46R_mcid53"/><text:line-break/>•<text:bookmark text:name="page46R_mcid54"/> <text:span text:style-name="T2">SAX</text:span><text:bookmark text:name="page46R_mcid55"/><text:span text:style-name="T2">. Simple API</text:span><text:bookmark text:name="page46R_mcid56"/> <text:span text:style-name="T2">for</text:span><text:bookmark text:name="page46R_mcid57"/> <text:span text:style-name="T2">XML, permite el uso de herramientas para acceder a la estructura jerárquica</text:span><text:bookmark text:name="page46R_mcid58"/><text:line-break/><text:span text:style-name="T2">del documento</text:span><text:bookmark text:name="page46R_mcid59"/> <text:span text:style-name="T2">XML, se usa mucho en Java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8T13:44:12.675000000</meta:creation-date>
    <dc:date>2022-09-18T14:49:35.204000000</dc:date>
    <meta:editing-duration>PT1H5M24S</meta:editing-duration>
    <meta:editing-cycles>1</meta:editing-cycles>
    <meta:document-statistic meta:table-count="0" meta:image-count="0" meta:object-count="0" meta:page-count="4" meta:paragraph-count="61" meta:word-count="577" meta:character-count="3653" meta:non-whitespace-character-count="3062"/>
    <meta:generator>LibreOffice/7.4.0.3$Windows_X86_64 LibreOffice_project/f85e47c08ddd19c015c0114a68350214f7066f5a</meta:generator>
  </office:meta>
</office:document-meta>
</file>